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微软雅黑" svg:font-family="微软雅黑" style:font-family-generic="system" style:font-pitch="variable"/>
    <style:font-face style:name="新宋体" svg:font-family="新宋体" style:font-family-generic="system" style:font-pitch="variable"/>
  </office:font-face-decls>
  <office:automatic-styles>
    <style:style style:name="P1" style:family="paragraph" style:parent-style-name="Standard">
      <style:text-properties officeooo:paragraph-rsid="000c3786"/>
    </style:style>
    <style:style style:name="P2" style:family="paragraph" style:parent-style-name="Standard">
      <style:text-properties officeooo:rsid="00106812" officeooo:paragraph-rsid="00106812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 style:list-style-name="L1">
      <style:text-properties officeooo:rsid="00106812" officeooo:paragraph-rsid="00106812"/>
    </style:style>
    <style:style style:name="P5" style:family="paragraph" style:parent-style-name="Standard" style:list-style-name="L2"/>
    <style:style style:name="P6" style:family="paragraph" style:parent-style-name="Standard" style:list-style-name="L3"/>
    <style:style style:name="P7" style:family="paragraph" style:parent-style-name="Standard" style:list-style-name="L4">
      <style:text-properties officeooo:paragraph-rsid="000c3786"/>
    </style:style>
    <style:style style:name="P8" style:family="paragraph" style:parent-style-name="Standard">
      <style:text-properties officeooo:paragraph-rsid="000c3786"/>
    </style:style>
    <style:style style:name="P9" style:family="paragraph" style:parent-style-name="Standard" style:list-style-name="L5">
      <style:text-properties officeooo:paragraph-rsid="000c3786"/>
    </style:style>
    <style:style style:name="T1" style:family="text">
      <style:text-properties officeooo:rsid="0014794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tracked-changes text:track-changes="false">
        <text:changed-region xml:id="ct1313991602192" text:id="ct1313991602192">
          <text:insertion>
            <office:change-info>
              <dc:creator>王科长</dc:creator>
              <dc:date>2020-11-21T15:20:36</dc:date>
            </office:change-info>
          </text:insertion>
        </text:changed-region>
        <text:changed-region xml:id="ct1313991593312" text:id="ct1313991593312">
          <text:insertion>
            <office:change-info>
              <dc:creator>李科长</dc:creator>
              <dc:date>2020-11-21T15:21:06</dc:date>
            </office:change-info>
          </text:insertion>
        </text:changed-region>
        <text:changed-region xml:id="ct1313991590192" text:id="ct1313991590192">
          <text:deletion>
            <office:change-info>
              <dc:creator>张科长</dc:creator>
              <dc:date>2020-11-21T15:21:44</dc:date>
            </office:change-info>
            <text:p text:style-name="P1">非常认同</text:p>
          </text:deletion>
        </text:changed-region>
        <text:changed-region xml:id="ct1313991589712" text:id="ct1313991589712">
          <text:insertion>
            <office:change-info>
              <dc:creator>张科长</dc:creator>
              <dc:date>2020-11-21T15:21:47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结构化文书示例</text:p>
      <text:p text:style-name="Standard"/>
      <text:p text:style-name="P2">一，结构化文书的意义</text:p>
      <text:list xml:id="list3831430585" text:style-name="L1">
        <text:list-item>
          <text:p text:style-name="P4">规范输入，输入受控。</text:p>
        </text:list-item>
        <text:list-item>
          <text:p text:style-name="P4">文书关键元素可提取，可用于数据分析和外围业务系统。</text:p>
        </text:list-item>
        <text:list-item>
          <text:p text:style-name="P4">所见即所得的办公风格。</text:p>
        </text:list-item>
      </text:list>
      <text:p text:style-name="Standard"/>
      <text:p text:style-name="Standard">二，结构化元素示例</text:p>
      <text:list xml:id="list758466664" text:style-name="L2">
        <text:list-item>
          <text:p text:style-name="P5">文本元素</text:p>
        </text:list-item>
      </text:list>
      <text:p text:style-name="Standard"><text:tab/>用户可直接在元素位置处输入，该元素内容可提取， 也支持编程刷入内容。</text:p>
      <text:p text:style-name="Standard"><text:tab/>姓名：<text:text-input text:description="" text:help="global|name|自由文本|W||">张三</text:text-input></text:p>
      <text:p text:style-name="Standard"/>
      <text:p text:style-name="Standard"/>
      <text:list xml:id="list1704831003" text:style-name="L3">
        <text:list-item>
          <text:p text:style-name="P6">单选下拉元素</text:p>
        </text:list-item>
      </text:list>
      <text:p text:style-name="Standard"><text:s text:c="3"/>用户输入时只能从提供的选项中选取， 限定用户按标准输入。</text:p>
      <text:p text:style-name="P1"><text:s text:c="3"/>性别 ：<text:text-input text:description="" text:help="sample|xb|单选|W|nan|55S3$bmFu$5aWz$bnY=">男</text:text-input> </text:p>
      <text:p text:style-name="P1"/>
      <text:p text:style-name="P1"/>
      <text:list xml:id="list3956708883" text:style-name="L4">
        <text:list-item>
          <text:p text:style-name="P7">多选下拉元素</text:p>
        </text:list-item>
      </text:list>
      <text:p text:style-name="P1"><text:tab/>用户输入时只能从提供的选项中选取多项，限定用户按标准输入。</text:p>
      <text:p text:style-name="P1"><text:tab/>选修课程：<text:text-input text:description="" text:help="global|xxkc|多选|W|c20keXkkenE=|57Sg5o+P$c20=$6Z+z5LmQ$eXk=$6Laz55CD$enE=">  素描、音乐、足球</text:text-input></text:p>
      <text:p text:style-name="P1"/>
      <text:list xml:id="list3803549281" text:style-name="L5">
        <text:list-item>
          <text:p text:style-name="P9">日期时间元素</text:p>
        </text:list-item>
      </text:list>
      <text:p text:style-name="P1"><text:tab/>可配置日期和时间以特定格式显示，用户可直接选取日期时间，也可由外部系统调用<text:span text:style-name="T1">API刷新日期时间值。</text:span></text:p>
      <text:p text:style-name="P1"><text:tab/>出生日期：<text:text-input text:description="" text:help="global|sr|时间|W||eXl5eeW5tE3mnIhk5pel$SDptOnM=">2020年11月30日 13:50:26</text:text-input> <text:s/></text:p>
      <text:p text:style-name="P1"/>
      <text:p text:style-name="P1"/>
      <text:p text:style-name="P1"/>
      <text:p text:style-name="P1"/>
      <text:p text:style-name="P1">三，书写痕迹</text:p>
      <text:p text:style-name="P1"><text:tab/><text:change-start text:change-id="ct1313991602192"/>王科长认为结构化文书应该有留痕功能，<text:change-end text:change-id="ct1313991602192"/><text:change-start text:change-id="ct1313991593312"/>李科长对此<text:change-end text:change-id="ct1313991593312"/><text:change text:change-id="ct1313991590192"/><text:change-start text:change-id="ct1313991589712"/>认同。<text:change-end text:change-id="ct1313991589712"/></text:p>
      <text:p text:style-name="P1"/>
      <text:p text:style-name="P1">四，更多说明待补充</text:p>
      <text:p text:style-name="P1"/>
      <text:p text:style-name="P1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微软雅黑" svg:font-family="微软雅黑" style:font-family-generic="system" style:font-pitch="variable"/>
    <style:font-face style:name="新宋体" svg:font-family="新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新宋体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loext:opacity="0%" style:font-name="Liberation Serif" fo:font-size="12pt" fo:language="en" fo:country="US" style:letter-kerning="true" style:font-name-asian="新宋体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微软雅黑" style:font-family-asian="微软雅黑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jack</meta:initial-creator>
    <meta:creation-date>2020-11-20T10:42:39.479000000</meta:creation-date>
    <dc:date>2020-11-30T13:50:52.446000000</dc:date>
    <dc:creator>李重重</dc:creator>
    <meta:editing-duration>PT26M7S</meta:editing-duration>
    <meta:editing-cycles>6</meta:editing-cycles>
    <meta:generator>LibreOffice/7.0.3.1$Windows_X86_64 LibreOffice_project/d7547858d014d4cf69878db179d326fc3483e082</meta:generator>
    <meta:document-statistic meta:table-count="0" meta:image-count="0" meta:object-count="0" meta:page-count="1" meta:paragraph-count="21" meta:word-count="319" meta:character-count="355" meta:non-whitespace-character-count="333"/>
  </office:meta>
</office:document-meta>
</file>